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1488" officeooo:paragraph-rsid="00021488"/>
    </style:style>
    <style:style style:name="P2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3" style:family="paragraph" style:parent-style-name="Text_20_body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Text_20_body" style:list-style-name="L2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6" style:family="paragraph" style:parent-style-name="Text_20_body" style:list-style-name="L3">
      <style:paragraph-properties fo:margin-top="0in" fo:margin-bottom="0in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T1" style:family="text">
      <style:text-properties officeooo:rsid="0002148d"/>
    </style:style>
    <style:style style:name="T2" style:family="text">
      <style:text-properties officeooo:rsid="000228d1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i">
        <style:list-level-properties text:space-before="0.9819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i">
        <style:list-level-properties text:space-before="0.9819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i">
        <style:list-level-properties text:space-before="0.9819in"/>
      </text:list-level-style-number>
      <text:list-level-style-number text:level="3" text:style-name="Numbering_20_Symbols" style:num-suffix="." style:num-format="i">
        <style:list-level-properties text:space-before="1.2764in" text:min-label-width="0.1965in"/>
      </text:list-level-style-number>
      <text:list-level-style-number text:level="4" text:style-name="Numbering_20_Symbols" style:num-suffix="." style:num-format="i">
        <style:list-level-properties text:space-before="1.7673in" text:min-label-width="0.1965in"/>
      </text:list-level-style-number>
      <text:list-level-style-number text:level="5" text:style-name="Numbering_20_Symbols" style:num-suffix="." style:num-format="i">
        <style:list-level-properties text:space-before="2.2583in" text:min-label-width="0.1965in"/>
      </text:list-level-style-number>
      <text:list-level-style-number text:level="6" text:style-name="Numbering_20_Symbols" style:num-suffix="." style:num-format="i">
        <style:list-level-properties text:space-before="2.7492in" text:min-label-width="0.1965in"/>
      </text:list-level-style-number>
      <text:list-level-style-number text:level="7" text:style-name="Numbering_20_Symbols" style:num-suffix="." style:num-format="i">
        <style:list-level-properties text:space-before="3.2402in" text:min-label-width="0.1965in"/>
      </text:list-level-style-number>
      <text:list-level-style-number text:level="8" text:style-name="Numbering_20_Symbols" style:num-suffix="." style:num-format="i">
        <style:list-level-properties text:space-before="3.7315in" text:min-label-width="0.1965in"/>
      </text:list-level-style-number>
      <text:list-level-style-number text:level="9" text:style-name="Numbering_20_Symbols" style:num-suffix="." style:num-format="i">
        <style:list-level-properties text:space-before="4.2224in" text:min-label-width="0.1965in"/>
      </text:list-level-style-number>
      <text:list-level-style-number text:level="10" text:style-name="Numbering_20_Symbols" style:num-suffix="." style:num-format="i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S</text:p>
      <text:p text:style-name="Standard"/>
      <text:list xml:id="list2911780181" text:style-name="L1">
        <text:list-item>
          <text:p text:style-name="P4">Introduction to this course</text:p>
          <text:list>
            <text:list-item>
              <text:p text:style-name="P4">what you will build</text:p>
            </text:list-item>
            <text:list-item>
              <text:p text:style-name="P4">what you will learn</text:p>
            </text:list-item>
            <text:list-item>
              <text:p text:style-name="P4">who are audiences</text:p>
            </text:list-item>
          </text:list>
        </text:list-item>
        <text:list-item>
          <text:p text:style-name="P4">Install Tools</text:p>
          <text:list>
            <text:list-item>
              <text:p text:style-name="P4">Code Editor</text:p>
            </text:list-item>
            <text:list-item>
              <text:p text:style-name="P4">Web Browser</text:p>
            </text:list-item>
            <text:list-item>
              <text:p text:style-name="P4">VS Code Extension</text:p>
            </text:list-item>
          </text:list>
        </text:list-item>
        <text:list-item>
          <text:p text:style-name="P4">Website Template</text:p>
          <text:list>
            <text:list-item>
              <text:p text:style-name="P4">Create amazona folder</text:p>
            </text:list-item>
            <text:list-item>
              <text:p text:style-name="P4">create template folder</text:p>
            </text:list-item>
            <text:list-item>
              <text:p text:style-name="P4">create index.html</text:p>
            </text:list-item>
            <text:list-item>
              <text:p text:style-name="P4">add default HTML code</text:p>
            </text:list-item>
            <text:list-item>
              <text:p text:style-name="P4">link to style.css</text:p>
            </text:list-item>
            <text:list-item>
              <text:p text:style-name="P4">create header, main and footer</text:p>
            </text:list-item>
            <text:list-item>
              <text:p text:style-name="P4">style elements</text:p>
            </text:list-item>
          </text:list>
        </text:list-item>
        <text:list-item>
          <text:p text:style-name="P4">Display Products</text:p>
          <text:list>
            <text:list-item>
              <text:p text:style-name="P4">create products div</text:p>
            </text:list-item>
            <text:list-item>
              <text:p text:style-name="P4">add product attributes</text:p>
            </text:list-item>
            <text:list-item>
              <text:p text:style-name="P4">add link, image, name and price</text:p>
            </text:list-item>
          </text:list>
        </text:list-item>
        <text:list-item>
          <text:p text:style-name="P4">Create React App</text:p>
          <text:list>
            <text:list-item>
              <text:p text:style-name="P4">npx create-react-app frontend</text:p>
            </text:list-item>
            <text:list-item>
              <text:p text:style-name="P4">npm start</text:p>
            </text:list-item>
            <text:list-item>
              <text:p text:style-name="P4">Remove unused files</text:p>
            </text:list-item>
            <text:list-item>
              <text:p text:style-name="P4">copy index.html content to App.js</text:p>
            </text:list-item>
            <text:list-item>
              <text:p text:style-name="P4">copy style.css content to index.css</text:p>
            </text:list-item>
            <text:list-item>
              <text:p text:style-name="P4">replace class with className</text:p>
            </text:list-item>
          </text:list>
        </text:list-item>
        <text:list-item>
          <text:p text:style-name="P4">Share Code On Github</text:p>
          <text:list>
            <text:list-item>
              <text:p text:style-name="P4">Initialize git repository</text:p>
            </text:list-item>
            <text:list-item>
              <text:p text:style-name="P4">Commit changes</text:p>
            </text:list-item>
            <text:list-item>
              <text:p text:style-name="P4">Create github account</text:p>
            </text:list-item>
            <text:list-item>
              <text:p text:style-name="P4">Create repo on github</text:p>
            </text:list-item>
            <text:list-item>
              <text:p text:style-name="P4">connect local repo to github repo</text:p>
            </text:list-item>
            <text:list-item>
              <text:p text:style-name="P4">push changes to github</text:p>
            </text:list-item>
          </text:list>
        </text:list-item>
        <text:list-item>
          <text:p text:style-name="P4">Create Rating and Product Component</text:p>
          <text:list>
            <text:list-item>
              <text:p text:style-name="P4">create components/Rating.js</text:p>
            </text:list-item>
            <text:list-item>
              <text:p text:style-name="P4">create div.rating</text:p>
            </text:list-item>
            <text:list-item>
              <text:p text:style-name="P4">style div.rating, span and last span</text:p>
            </text:list-item>
            <text:list-item>
              <text:p text:style-name="P4">Create Product component</text:p>
            </text:list-item>
            <text:list-item>
              <text:p text:style-name="P4">Use Rating component</text:p>
            </text:list-item>
          </text:list>
        </text:list-item>
        <text:list-item>
          <text:p text:style-name="P4"><text:soft-page-break/>Build Product Screen</text:p>
          <text:list>
            <text:list-item>
              <text:p text:style-name="P4">Install react-router-dom</text:p>
            </text:list-item>
            <text:list-item>
              <text:p text:style-name="P4">Use BrowserRouter and Route for Home Screen</text:p>
            </text:list-item>
            <text:list-item>
              <text:p text:style-name="P4">Create HomeScreen.js</text:p>
            </text:list-item>
            <text:list-item>
              <text:p text:style-name="P4">Add product list code there</text:p>
            </text:list-item>
            <text:list-item>
              <text:p text:style-name="P4">Create ProductScreen.js</text:p>
            </text:list-item>
            <text:list-item>
              <text:p text:style-name="P4">Add new Route from product details to App.js</text:p>
            </text:list-item>
            <text:list-item>
              <text:p text:style-name="P4">Create 3 columns for product image, info and action</text:p>
            </text:list-item>
          </text:list>
        </text:list-item>
        <text:list-item>
          <text:p text:style-name="P4">Create Node.JS Server</text:p>
          <text:list>
            <text:list-item>
              <text:p text:style-name="P4">run npm init in root folder</text:p>
            </text:list-item>
            <text:list-item>
              <text:p text:style-name="P4">Update package.json set type: module</text:p>
            </text:list-item>
            <text:list-item>
              <text:p text:style-name="P4">Add .js to imports</text:p>
            </text:list-item>
            <text:list-item>
              <text:p text:style-name="P4">npm install express</text:p>
            </text:list-item>
            <text:list-item>
              <text:p text:style-name="P4">create server.js</text:p>
            </text:list-item>
            <text:list-item>
              <text:p text:style-name="P4">add start command as node backend/server.js</text:p>
            </text:list-item>
            <text:list-item>
              <text:p text:style-name="P4">require express</text:p>
            </text:list-item>
            <text:list-item>
              <text:p text:style-name="P4">create route for / return backend is ready.</text:p>
            </text:list-item>
            <text:list-item>
              <text:p text:style-name="P4">move products.js from frontend to backend</text:p>
            </text:list-item>
            <text:list-item>
              <text:p text:style-name="P4">create route for /api/products</text:p>
            </text:list-item>
            <text:list-item>
              <text:p text:style-name="P4">return products</text:p>
            </text:list-item>
            <text:list-item>
              <text:p text:style-name="P4">run npm start</text:p>
            </text:list-item>
          </text:list>
        </text:list-item>
      </text:list>
      <text:p text:style-name="P2"><text:tab/><text:span text:style-name="T1">10. </text:span>Load Products From Backend</text:p>
      <text:list xml:id="list745460397" text:style-name="L2">
        <text:list-item>
          <text:list>
            <text:list-item>
              <text:p text:style-name="P5">edit HomeScreen.js</text:p>
            </text:list-item>
            <text:list-item>
              <text:p text:style-name="P5">define products, loading and error.</text:p>
            </text:list-item>
            <text:list-item>
              <text:p text:style-name="P5">create useEffect</text:p>
            </text:list-item>
            <text:list-item>
              <text:p text:style-name="P5">define async fetchData and call it</text:p>
            </text:list-item>
            <text:list-item>
              <text:p text:style-name="P5">install axios</text:p>
            </text:list-item>
            <text:list-item>
              <text:p text:style-name="P5">get data from /api/products</text:p>
            </text:list-item>
            <text:list-item>
              <text:p text:style-name="P5">show them in the list</text:p>
            </text:list-item>
            <text:list-item>
              <text:p text:style-name="P5">create Loading Component</text:p>
            </text:list-item>
            <text:list-item>
              <text:p text:style-name="P5">create Message Box Component</text:p>
            </text:list-item>
            <text:list-item>
              <text:p text:style-name="P5">use them in HomeScreen</text:p>
            </text:list-item>
          </text:list>
        </text:list-item>
      </text:list>
      <text:p text:style-name="P2"><text:tab/><text:span text:style-name="T2">11. </text:span>Install ESlint For Code Linting</text:p>
      <text:list xml:id="list2386835745" text:style-name="L3">
        <text:list-item>
          <text:list>
            <text:list-item>
              <text:p text:style-name="P6">install VSCode eslint extension</text:p>
            </text:list-item>
            <text:list-item>
              <text:p text:style-name="P6">npm install -D eslint</text:p>
            </text:list-item>
            <text:list-item>
              <text:p text:style-name="P6">run ./node_modules/.bin/eslint --init</text:p>
            </text:list-item>
            <text:list-item>
              <text:p text:style-name="P6">Create ./frontend/.env</text:p>
            </text:list-item>
            <text:list-item>
              <text:p text:style-name="P6">Add SKIP_PREFLIGHT_CHECK=true</text:p>
            </text:list-item>
          </text:list>
        </text:list-item>
      </text:list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3T21:39:13.032290566</meta:creation-date>
    <dc:date>2021-06-25T20:03:41.239431837</dc:date>
    <meta:editing-duration>PT3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9" meta:word-count="367" meta:character-count="2123" meta:non-whitespace-character-count="1910"/>
  </office:meta>
</office:document-meta>
</file>